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9fa9" officeooo:paragraph-rsid="000e9fa9"/>
    </style:style>
    <style:style style:name="P2" style:family="paragraph" style:parent-style-name="Standard" style:list-style-name="L1">
      <style:text-properties officeooo:rsid="00105597" officeooo:paragraph-rsid="00105597"/>
    </style:style>
    <style:style style:name="P3" style:family="paragraph" style:parent-style-name="Standard">
      <style:text-properties officeooo:rsid="00105597" officeooo:paragraph-rsid="00105597"/>
    </style:style>
    <style:style style:name="P4" style:family="paragraph" style:parent-style-name="Standard">
      <style:paragraph-properties fo:text-align="center" style:justify-single-word="false"/>
      <style:text-properties officeooo:rsid="001296a5" officeooo:paragraph-rsid="001296a5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296a5" officeooo:paragraph-rsid="001296a5" style:font-weight-asian="bold" style:font-weight-complex="bold"/>
    </style:style>
    <style:style style:name="T1" style:family="text">
      <style:text-properties officeooo:rsid="000e9fa9"/>
    </style:style>
    <style:style style:name="T2" style:family="text">
      <style:text-properties fo:font-variant="normal" fo:text-transform="none" fo:color="#252525" style:font-name="Liberation Serif" fo:font-size="10.5pt" fo:letter-spacing="normal" fo:font-style="normal" fo:font-weight="normal"/>
    </style:style>
    <style:style style:name="T3" style:family="text">
      <style:text-properties fo:font-variant="normal" fo:text-transform="none" fo:color="#000000" style:font-name="Liberation Serif" fo:font-size="10.5pt" fo:letter-spacing="normal" fo:font-style="normal"/>
    </style:style>
    <style:style style:name="T4" style:family="text">
      <style:text-properties fo:font-variant="normal" fo:text-transform="none" fo:color="#000000" style:font-name="Liberation Serif" fo:font-size="10.5pt" fo:letter-spacing="normal" fo:font-style="normal" fo:font-weight="normal"/>
    </style:style>
    <style:style style:name="T5" style:family="text">
      <style:text-properties fo:font-variant="normal" fo:text-transform="none" fo:color="#000000" style:font-name="Liberation Serif" fo:font-size="10.5pt" fo:letter-spacing="normal" fo:font-style="normal" fo:font-weight="normal" officeooo:rsid="000e9fa9"/>
    </style:style>
    <style:style style:name="T6" style:family="text">
      <style:text-properties fo:font-variant="normal" fo:text-transform="none" fo:color="#000000" style:font-name="Liberation Serif" fo:font-size="10.5pt" fo:letter-spacing="normal" fo:font-style="normal" fo:font-weight="normal" officeooo:rsid="00116b48"/>
    </style:style>
    <style:style style:name="T7" style:family="text">
      <style:text-properties fo:font-variant="normal" fo:text-transform="none" fo:color="#000000" style:font-name="Liberation Serif" fo:font-size="10.5pt" fo:letter-spacing="normal" fo:font-style="normal" officeooo:rsid="00116b48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10.5pt" fo:letter-spacing="normal" fo:font-style="normal" style:text-underline-style="none" fo:font-weight="normal" style:text-blinking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Введение </text:p>
      <text:p text:style-name="P4"/>
      <text:p text:style-name="Standard"><text:tab/><text:span text:style-name="T1">В современном мире мы не представляем нашей жизни без вычислительной техники. На предприятиях, в организациях, в домах — везде сейчас есть компьютеры. И одной из главных задач является администрирование данной вычислительной техники. </text:span></text:p>
      <text:p text:style-name="Standard"><text:tab/><text:span text:style-name="T1">Администрирование (системное админис<text:tab/>трирование) - </text:span><text:span text:style-name="T2">обеспечение штатной работы </text:span><text:span text:style-name="T4">парка </text:span><text:span text:style-name="T8">компьютерной техники</text:span><text:span text:style-name="T4">, </text:span><text:span text:style-name="T8">сети </text:span><text:span text:style-name="T4">и </text:span><text:span text:style-name="T8">программного обеспечения</text:span><text:span text:style-name="T4">.</text:span></text:p>
      <text:p text:style-name="Standard"><text:span text:style-name="T4"><text:tab/></text:span><text:span text:style-name="T5">Системный администратор - сотрудники, в обязанности которых входит создание оптимальной работоспособности компьютеров и программного обеспечения для пользователей, часто связанных между собой общей работой на определенный результат.</text:span></text:p>
      <text:p text:style-name="Standard"><text:span text:style-name="T5"><text:tab/>В задачи системного администратора входит: </text:span></text:p>
      <text:list xml:id="list3118327678572775167" text:style-name="L1">
        <text:list-item>
          <text:p text:style-name="P1"><text:span text:style-name="T4">Регистрация новых, управление существующими и удаление устаревших учетных записей пользователей</text:span></text:p>
        </text:list-item>
        <text:list-item>
          <text:p text:style-name="P1"><text:span text:style-name="T4">Подключение, настройка и удаление аппаратных средств</text:span></text:p>
        </text:list-item>
        <text:list-item>
          <text:p text:style-name="P1"><text:span text:style-name="T4">Резервное копирование данных</text:span></text:p>
        </text:list-item>
        <text:list-item>
          <text:p text:style-name="P1"><text:span text:style-name="T4">Установка и обновление ПО</text:span></text:p>
        </text:list-item>
        <text:list-item>
          <text:p text:style-name="P1"><text:span text:style-name="T4">Мониторинг состояния системы</text:span></text:p>
        </text:list-item>
        <text:list-item>
          <text:p text:style-name="P1"><text:span text:style-name="T4">Поиск и устранение неисправностей</text:span></text:p>
        </text:list-item>
        <text:list-item>
          <text:p text:style-name="P2"><text:span text:style-name="T4">Ведение локальной документации</text:span></text:p>
        </text:list-item>
        <text:list-item>
          <text:p text:style-name="P2"><text:span text:style-name="T4">Слежение за безопасностью системы</text:span></text:p>
        </text:list-item>
        <text:list-item>
          <text:p text:style-name="P2"><text:span text:style-name="T4">Поддержка пользователей.</text:span></text:p>
        </text:list-item>
      </text:list>
      <text:p text:style-name="P3"><text:span text:style-name="T4"/></text:p>
      <text:p text:style-name="P3"><text:span text:style-name="T4"><text:tab/>Также, в последние годы наблюдается широкое распространение распределенных компьютерных сетей и систем. В связи с этим встает проблема удаленного администрирования оборудования, входящего в состав данных систем.</text:span></text:p>
      <text:p text:style-name="P3"><text:span text:style-name="T4"><text:tab/>Удаленное администрирование — </text:span><text:span text:style-name="T6">выполнение задач администрирования, не имея физического доступа к оборудованию.</text:span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3"><text:span text:style-name="T6"/></text:p>
      <text:p text:style-name="P5"><text:soft-page-break/><text:span text:style-name="T7">И</text:span><text:span text:style-name="T3">нструменты для решения задач удаленного администрирования в OS Astra Linux</text:span></text:p>
      <text:p text:style-name="P5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nd  </meta:initial-creator>
    <meta:creation-date>2015-03-08T17:01:06.530707207</meta:creation-date>
    <dc:date>2015-03-08T18:41:27.094012544</dc:date>
    <dc:creator>lind  </dc:creator>
    <meta:editing-duration>PT9M59S</meta:editing-duration>
    <meta:editing-cycles>2</meta:editing-cycles>
    <meta:generator>LibreOffice/4.4.0.3$Linux_X86_64 LibreOffice_project/de093506bcdc5fafd9023ee680b8c60e3e0645d7</meta:generator>
    <meta:document-statistic meta:table-count="0" meta:image-count="0" meta:object-count="0" meta:page-count="2" meta:paragraph-count="17" meta:word-count="173" meta:character-count="1423" meta:non-whitespace-character-count="1265"/>
  </office:meta>
</office:document-meta>
</file>